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4.83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3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334cm" svg:height="3.048cm" svg:x="8.636cm" svg:y="1.778cm">
          <text:p text:style-name="P1">mcladhoc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5.334cm" svg:height="2.54cm" svg:x="22.352cm" svg:y="15.24cm">
          <text:p text:style-name="P1">mcladhoc02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334cm" svg:height="2.794cm" svg:x="8.763cm" svg:y="14.986cm">
          <text:p text:style-name="P1">mcladhoc03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334cm" svg:height="2.54cm" svg:x="16.002cm" svg:y="8.89cm">
          <text:p text:style-name="P1">mcladhoc04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334cm" svg:height="2.54cm" svg:x="1.524cm" svg:y="8.89cm">
          <text:p text:style-name="P1">mcladhoc05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1.303cm" svg:y1="4.826cm" svg:x2="11.43cm" svg:y2="14.986cm" draw:start-shape="id1" draw:start-glue-point="2" draw:end-shape="id2" svg:d="M11303 4826c0 7620 127 2540 127 10160" svg:viewBox="0 0 128 10161">
          <text:p/>
        </draw:connector>
        <draw:connector draw:style-name="gr4" draw:text-style-name="P2" draw:layer="layout" draw:type="curve" svg:x1="8.636cm" svg:y1="3.302cm" svg:x2="4.191cm" svg:y2="8.89cm" draw:start-shape="id1" draw:start-glue-point="3" draw:end-shape="id3" draw:end-glue-point="0" svg:d="M8636 3302c-2964 0-4445 1862-4445 5588" svg:viewBox="0 0 4446 5589">
          <text:p/>
        </draw:connector>
        <draw:connector draw:style-name="gr4" draw:text-style-name="P2" draw:layer="layout" draw:type="curve" svg:x1="21.336cm" svg:y1="10.16cm" svg:x2="25.019cm" svg:y2="15.24cm" draw:start-shape="id4" draw:start-glue-point="1" draw:end-shape="id5" draw:end-glue-point="0" svg:d="M21336 10160c2456 0 3683 1693 3683 5080" svg:viewBox="0 0 3684 5081">
          <text:p/>
        </draw:connector>
        <draw:connector draw:style-name="gr4" draw:text-style-name="P2" draw:layer="layout" draw:type="curve" svg:x1="18.669cm" svg:y1="8.89cm" svg:x2="13.97cm" svg:y2="3.302cm" draw:start-shape="id4" draw:start-glue-point="0" draw:end-shape="id1" draw:end-glue-point="1" svg:d="M18669 8890c0-3726-1566-5588-4699-5588" svg:viewBox="0 0 4700 5589">
          <text:p/>
        </draw:connector>
        <draw:connector draw:style-name="gr4" draw:text-style-name="P2" draw:layer="layout" draw:type="curve" svg:x1="4.191cm" svg:y1="11.43cm" svg:x2="8.763cm" svg:y2="16.383cm" draw:start-shape="id3" draw:start-glue-point="2" draw:end-shape="id2" draw:end-glue-point="3" svg:d="M4191 11430c0 3302 1524 4953 4572 4953" svg:viewBox="0 0 4573 4954">
          <text:p/>
        </draw:connector>
        <draw:frame draw:style-name="gr5" draw:text-style-name="P3" draw:layer="layout" svg:width="2.085cm" svg:height="0.962cm" svg:x="24.13cm" svg:y="10.468cm">
          <draw:text-box>
            <text:p>12.15</text:p>
          </draw:text-box>
        </draw:frame>
        <draw:frame draw:style-name="gr5" draw:text-style-name="P3" draw:layer="layout" svg:width="2.085cm" svg:height="0.962cm" svg:x="17.727cm" svg:y="4.118cm">
          <draw:text-box>
            <text:p>13.25</text:p>
          </draw:text-box>
        </draw:frame>
        <draw:frame draw:style-name="gr6" draw:text-style-name="P3" draw:layer="layout" svg:width="1.734cm" svg:height="0.962cm" svg:x="11.43cm" svg:y="9.652cm">
          <draw:text-box>
            <text:p>8.85</text:p>
          </draw:text-box>
        </draw:frame>
        <draw:frame draw:style-name="gr7" draw:text-style-name="P3" draw:layer="layout" svg:width="1.734cm" svg:height="0.962cm" svg:x="3.81cm" svg:y="3.61cm">
          <draw:text-box>
            <text:p>8.25</text:p>
          </draw:text-box>
        </draw:frame>
        <draw:frame draw:style-name="gr6" draw:text-style-name="P3" draw:layer="layout" svg:width="1.734cm" svg:height="0.962cm" svg:x="3.6cm" svg:y="15.548cm">
          <draw:text-box>
            <text:p>8.25</text:p>
          </draw:text-box>
        </draw:frame>
        <draw:connector draw:style-name="gr4" draw:text-style-name="P2" draw:layer="layout" draw:type="curve" svg:x1="14.097cm" svg:y1="16.383cm" svg:x2="18.669cm" svg:y2="11.43cm" draw:start-shape="id2" draw:start-glue-point="1" draw:end-shape="id4" draw:end-glue-point="2" svg:d="M14097 16383c3048 0 4572-1651 4572-4953" svg:viewBox="0 0 4573 4954">
          <text:p/>
        </draw:connector>
        <draw:frame draw:style-name="gr6" draw:text-style-name="P3" draw:layer="layout" svg:width="4.926cm" svg:height="0.962cm" svg:x="16.256cm" svg:y="16.002cm">
          <draw:text-box>
            <text:p>~ 7.9 (unstable)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8:32:15.113087101</meta:creation-date>
    <dc:date>2018-06-28T15:31:51.535903507</dc:date>
    <meta:editing-duration>PT2H7M51S</meta:editing-duration>
    <meta:editing-cycles>13</meta:editing-cycles>
    <meta:generator>LibreOffice/5.4.7.2$Linux_X86_64 LibreOffice_project/40m0$Build-2</meta:generator>
    <meta:document-statistic meta:object-count="40"/>
  </office:meta>
</office:document-meta>
</file>